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text-properties style:font-name="Trebuchet MS" fo:font-weight="bold" style:font-weight-asian="bold" style:font-weight-complex="bold"/>
    </style:style>
    <style:style style:name="P3" style:family="paragraph" style:parent-style-name="Standard">
      <style:text-properties style:font-name="Trebuchet M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 style:family="paragraph" style:parent-style-name="Standard">
      <style:text-properties style:font-name="Trebuchet M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style:font-name="Trebuchet MS" fo:font-size="12pt" fo:font-weight="normal" style:font-size-asian="12pt" style:font-weight-asian="normal" style:font-size-complex="12pt" style:font-weight-complex="normal"/>
    </style:style>
    <style:style style:name="P6" style:family="paragraph" style:parent-style-name="Standard">
      <style:text-properties style:font-name="Trebuchet MS" style:text-underline-style="solid" style:text-underline-width="auto" style:text-underline-color="font-color"/>
    </style:style>
    <style:style style:name="P7" style:family="paragraph" style:parent-style-name="Text_20_body">
      <style:paragraph-properties fo:margin-left="0cm" fo:margin-right="0cm" fo:margin-top="0cm" fo:margin-bottom="0.423cm" fo:orphans="2" fo:widows="2" fo:text-indent="0cm" style:auto-text-indent="false"/>
    </style:style>
    <style:style style:name="P8" style:family="paragraph" style:parent-style-name="Text_20_body" style:list-style-name="L3">
      <style:paragraph-properties fo:margin-left="0cm" fo:margin-right="0cm" fo:margin-top="0cm" fo:margin-bottom="0cm" fo:orphans="2" fo:widows="2" fo:text-indent="0cm" style:auto-text-indent="false"/>
    </style:style>
    <style:style style:name="P9" style:family="paragraph" style:parent-style-name="Text_20_body" style:list-style-name="L1">
      <style:paragraph-properties fo:margin-top="0cm" fo:margin-bottom="0.423cm" fo:orphans="2" fo:widows="2"/>
    </style:style>
    <style:style style:name="P10" style:family="paragraph" style:parent-style-name="Text_20_body" style:list-style-name="L3">
      <style:paragraph-properties fo:margin-top="0cm" fo:margin-bottom="0.423cm" fo:orphans="2" fo:widows="2"/>
    </style:style>
    <style:style style:name="P11" style:family="paragraph" style:parent-style-name="Text_20_body" style:list-style-name="L4">
      <style:paragraph-properties fo:margin-top="0cm" fo:margin-bottom="0.423cm" fo:orphans="2" fo:widows="2"/>
    </style:style>
    <style:style style:name="P12" style:family="paragraph" style:parent-style-name="Text_20_body" style:list-style-name="L1">
      <style:paragraph-properties fo:margin-top="0cm" fo:margin-bottom="0.423cm" fo:orphans="2" fo:widows="2"/>
      <style:text-properties fo:font-variant="normal" fo:text-transform="none" fo:color="#24292e" style:font-name="Trebuchet MS" fo:font-size="12pt" fo:letter-spacing="normal" fo:font-style="normal" fo:font-weight="normal" style:font-size-asian="12pt" style:font-weight-asian="normal" style:font-size-complex="12pt" style:font-weight-complex="normal"/>
    </style:style>
    <style:style style:name="P13" style:family="paragraph" style:parent-style-name="Text_20_body" style:list-style-name="L2">
      <style:paragraph-properties fo:margin-top="0cm" fo:margin-bottom="0.423cm" fo:orphans="2" fo:widows="2"/>
      <style:text-properties fo:font-variant="normal" fo:text-transform="none" fo:color="#24292e" style:font-name="Trebuchet MS" fo:font-size="12pt" fo:letter-spacing="normal" fo:font-style="normal" fo:font-weight="normal" style:font-size-asian="12pt" style:font-weight-asian="normal" style:font-size-complex="12pt" style:font-weight-complex="normal"/>
    </style:style>
    <style:style style:name="P14" style:family="paragraph" style:parent-style-name="Heading_20_2">
      <style:text-properties fo:font-variant="normal" fo:text-transform="none" fo:color="#24292e" style:font-name="Trebuchet MS"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Heading_20_2">
      <style:paragraph-properties fo:margin-left="0cm" fo:margin-right="0cm" fo:margin-top="0.635cm" fo:margin-bottom="0.423cm" fo:line-height="125%" fo:orphans="2" fo:widows="2" fo:text-indent="0cm" style:auto-text-indent="false" fo:padding-left="0cm" fo:padding-right="0cm" fo:padding-top="0cm" fo:padding-bottom="0.049cm" fo:border-left="none" fo:border-right="none" fo:border-top="none" fo:border-bottom="0.002cm solid #eaecef"/>
      <style:text-properties fo:font-variant="normal" fo:text-transform="none" fo:color="#24292e" style:font-name="Trebuchet MS"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Preformatted_20_Text">
      <style:paragraph-properties fo:margin-left="0cm" fo:margin-right="0cm" fo:margin-top="0cm" fo:margin-bottom="0cm" fo:line-height="145%" fo:orphans="2" fo:widows="2" fo:text-indent="0cm" style:auto-text-indent="false" fo:background-color="#f6f8fa" fo:padding="0cm" fo:border="none">
        <style:background-image/>
      </style:paragraph-properties>
    </style:style>
    <style:style style:name="P17" style:family="paragraph" style:parent-style-name="Heading_20_3">
      <style:paragraph-properties fo:margin-left="0cm" fo:margin-right="0cm" fo:margin-top="0.635cm" fo:margin-bottom="0.423cm" fo:line-height="125%" fo:orphans="2" fo:widows="2" fo:text-indent="0cm" style:auto-text-indent="false"/>
      <style:text-properties fo:font-variant="normal" fo:text-transform="none" fo:color="#24292e" style:font-name="Trebuchet MS" fo:font-size="12pt" fo:letter-spacing="normal" fo:font-style="normal" fo:font-weight="normal" style:font-size-asian="12pt" style:font-weight-asian="normal" style:font-size-complex="12pt" style:font-weight-complex="normal"/>
    </style:style>
    <style:style style:name="P18" style:family="paragraph" style:parent-style-name="Heading_20_3">
      <style:paragraph-properties fo:margin-left="0cm" fo:margin-right="0cm" fo:margin-top="0.635cm" fo:margin-bottom="0.423cm" fo:line-height="125%" fo:orphans="2" fo:widows="2" fo:text-indent="0cm" style:auto-text-indent="false"/>
    </style:style>
    <style:style style:name="T1" style:family="text">
      <style:text-properties fo:font-variant="normal" fo:text-transform="none" fo:color="#24292e" style:font-name="Trebuchet MS" fo:font-size="12pt" fo:letter-spacing="normal" fo:font-style="normal" fo:font-weight="normal"/>
    </style:style>
    <style:style style:name="T2" style:family="text">
      <style:text-properties fo:font-variant="normal" fo:text-transform="none" fo:color="#24292e" style:font-name="Trebuchet MS" fo:font-size="12pt" fo:letter-spacing="normal" fo:font-style="normal" fo:font-weight="normal" style:font-weight-asian="normal" style:font-weight-complex="normal"/>
    </style:style>
    <style:style style:name="T3" style:family="text">
      <style:text-properties fo:font-variant="normal" fo:text-transform="none" fo:color="#24292e" style:font-name="Trebuchet MS"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24292e" style:font-name="Trebuchet MS" fo:font-size="12pt" fo:letter-spacing="normal" fo:font-style="normal" fo:font-weight="normal" fo:background-color="transparent" style:font-size-asian="12pt" style:font-weight-asian="normal" style:font-size-complex="12pt" style:font-weight-complex="normal"/>
    </style:style>
    <style:style style:name="T5" style:family="text">
      <style:text-properties fo:font-variant="normal" fo:text-transform="none" fo:color="#24292e" style:font-name="Trebuchet MS" fo:font-size="12pt" fo:letter-spacing="normal" fo:font-style="normal" fo:font-weight="bold"/>
    </style:style>
    <style:style style:name="T6" style:family="text">
      <style:text-properties fo:font-variant="normal" fo:text-transform="none" fo:color="#24292e" style:font-name="Trebuchet MS"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24292e" style:font-name="Trebuchet MS"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fo:font-variant="normal" fo:text-transform="none" fo:color="#24292e" style:font-name="Trebuchet MS" fo:font-size="12pt" fo:letter-spacing="normal" fo:font-style="italic" fo:font-weight="normal" style:font-size-asian="12pt" style:font-style-asian="italic" style:font-weight-asian="normal" style:font-size-complex="12pt" style:font-style-complex="italic" style:font-weight-complex="normal"/>
    </style:style>
    <style:style style:name="T9" style:family="text">
      <style:text-properties fo:font-variant="normal" fo:text-transform="none" fo:color="#0366d6" style:text-line-through-style="none" style:font-name="Trebuchet MS"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0" style:family="text">
      <style:text-properties fo:font-variant="normal" fo:text-transform="none" style:use-window-font-color="true" style:text-line-through-style="none" style:font-name="Trebuchet MS"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1" style:family="text">
      <style:text-properties fo:font-weight="bold" style:font-weight-asian="bold" style:font-weight-complex="bold"/>
    </style:style>
    <style:style style:name="T12" style:family="text">
      <style:text-properties style:font-name="Trebuchet MS"/>
    </style:style>
    <style:style style:name="T13" style:family="text">
      <style:text-properties style:font-name="Trebuchet M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font-style-asian="normal" style:font-style-complex="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GE 1 :</text:p>
      <text:p text:style-name="P1"/>
      <text:p text:style-name="P1"><text:span text:style-name="T11">A Big Title =</text:span> Ulight </text:p>
      <text:p text:style-name="Standard"><text:span text:style-name="T13">A subtitle =</text:span><text:span text:style-name="T12"> </text:span><text:span text:style-name="T1">A light </text:span><text:span text:style-name="Strong_20_Emphasis"><text:span text:style-name="T2">Framework</text:span></text:span><text:span text:style-name="Strong_20_Emphasis"><text:span text:style-name="T5"> </text:span></text:span><text:span text:style-name="T1">for Front-End Developer to build original and artistic websites!</text:span><text:span text:style-name="T12"> </text:span></text:p>
      <text:p text:style-name="P1"><text:span text:style-name="T11">Outline the product and its purpose – what is Ulight ? =</text:span> Ulight is a Framework build to help the Front-End Developers to apply original layouts and design on their websites. Based on CSS Grid and designs made by web designers, it confers much more flexibility to help you focus on the development !</text:p>
      <text:p text:style-name="P1"><text:span text:style-name="T11">Tehcnical outline of the doawnloads (button after downloads) =</text:span> Download Ulight now ! (CSS File)</text:p>
      <text:p text:style-name="P1"><text:span text:style-name="T11">Button with download (1) =</text:span> Download full version</text:p>
      <text:p text:style-name="P1"><text:span text:style-name="T11">Button with download (2) =</text:span> Download minify version</text:p>
      <text:p text:style-name="P1"/>
      <text:p text:style-name="P1"/>
      <text:p text:style-name="P4">PAGE 2 : </text:p>
      <text:p text:style-name="P1"/>
      <text:p text:style-name="P1"><text:span text:style-name="T11">A Big Title =</text:span> About Ulight</text:p>
      <text:p text:style-name="P1"><text:span text:style-name="T11">A Subtite (About) =</text:span> Idea- History – Team</text:p>
      <text:p text:style-name="P2">Background history of the project – Udacity, team etc. = </text:p>
      <text:p text:style-name="P1"/>
      <text:p text:style-name="P6">History</text:p>
      <text:p text:style-name="P1">We started the Ulight project to allow the Front-End Developers to build websites with more original designs and layout. Our modo is to make the developer's life easier by providing them a light and efficient Framework to work with.</text:p>
      <text:p text:style-name="P1">We have realized that, with stardardization, the websites looked often the same nowadays. But as developers, it is hard to focus both on an original layout and an efficient code. So we started to work on Ulight !</text:p>
      <text:p text:style-name="P1"/>
      <text:p text:style-name="P6">Team</text:p>
      <text:p text:style-name="P1">The Ulight project started inside the Google Developer Challenge Scholarship 2017 – 2018 community. The project is made by a team of hungry learners who want to work with the last technologies and to build a Framework user-oriented !</text:p>
      <text:p text:style-name="P1"/>
      <text:p text:style-name="P1"/>
      <text:p text:style-name="P4">PAGE 3 :</text:p>
      <text:p text:style-name="P1"/>
      <text:p text:style-name="P1"><text:span text:style-name="T11">A Big Title =</text:span> Documentation</text:p>
      <text:p text:style-name="P1"><text:span text:style-name="T11">A Subtitle (Documentation) =</text:span> How to Get Started ? How to use ?</text:p>
      <text:p text:style-name="P2">Details about Ulight – how to add classes, and list functionalities = </text:p>
      <text:h text:style-name="P14" text:outline-level="2">Getting Started</text:h>
      <text:p text:style-name="P7"><text:span text:style-name="T3">To use this framework, </text:span><text:span text:style-name="Strong_20_Emphasis"><text:span text:style-name="T3">copy the code </text:span></text:span><text:span text:style-name="T3">in the CSS file (src/assets/css/style.css).<text:line-break/>Then </text:span><text:span text:style-name="Strong_20_Emphasis"><text:span text:style-name="T3">paste </text:span></text:span><text:span text:style-name="T3">it on your own CSS file (on your own project) and link it to your index.html.<text:line-break/>You are now able to use all the </text:span><text:span text:style-name="Strong_20_Emphasis"><text:span text:style-name="T3">CSS classes </text:span></text:span><text:span text:style-name="T3">of the Framework!</text:span><text:bookmark text:name="user-content-prerequisites"/><text:span text:style-name="T3"><text:line-break/><text:line-break/></text:span><text:span text:style-name="T6">Prerequisites</text:span><text:span text:style-name="T8"><text:line-break/></text:span><text:span text:style-name="T3">You need to have an </text:span><text:span text:style-name="Strong_20_Emphasis"><text:span text:style-name="T3">HTML file</text:span></text:span><text:span text:style-name="T3"> to link the CSS code of the Framework.</text:span><text:bookmark text:name="user-content-installing"/><text:span text:style-name="T3"><text:line-break/><text:line-break/></text:span><text:span text:style-name="T7">Installing</text:span></text:p>
      <text:list xml:id="list2121978018232587363" text:style-name="L1">
        <text:list-item>
          <text:p text:style-name="P9"><text:soft-page-break/><text:span text:style-name="T3"><text:s/>Go to </text:span><text:span text:style-name="Strong_20_Emphasis"><text:span text:style-name="T3">src/assets/css/style.css </text:span></text:span><text:span text:style-name="T3">on this repository</text:span></text:p>
        </text:list-item>
        <text:list-item>
          <text:p text:style-name="P9"><text:span text:style-name="Strong_20_Emphasis"><text:span text:style-name="T3"><text:s/>Copy the content </text:span></text:span><text:span text:style-name="T3">of the file</text:span></text:p>
        </text:list-item>
        <text:list-item>
          <text:p text:style-name="P12"><text:s/>Open your own project on your text editor</text:p>
        </text:list-item>
        <text:list-item>
          <text:p text:style-name="P9"><text:span text:style-name="T3"><text:s/>Create a </text:span><text:span text:style-name="Strong_20_Emphasis"><text:span text:style-name="T3">new CSS file </text:span></text:span><text:span text:style-name="T3">(e.g. ulight.css)</text:span></text:p>
        </text:list-item>
        <text:list-item>
          <text:p text:style-name="P12"><text:s/>Paste the code you have copied from this repository on your new CSS file</text:p>
        </text:list-item>
        <text:list-item>
          <text:p text:style-name="P9"><text:span text:style-name="Strong_20_Emphasis"><text:span text:style-name="T3"><text:s/>Link your CSS file </text:span></text:span><text:span text:style-name="T3">on your main HTML file (usually index.html)</text:span></text:p>
        </text:list-item>
      </text:list>
      <text:p text:style-name="P16"><text:span text:style-name="Source_20_Text"><text:span text:style-name="T4">&lt;link rel="stylesheet" src="/path-to-your-CSS-file/ulight.css"&gt;</text:span></text:span></text:p>
      <text:list xml:id="list2716170687375186460" text:style-name="L2">
        <text:list-item>
          <text:p text:style-name="P13">Y ou can now use the Framework!</text:p>
        </text:list-item>
      </text:list>
      <text:h text:style-name="P17" text:outline-level="3"><text:span text:style-name="T15">Using<text:line-break/></text:span>You can use the classes defined on the CSS file of the Framework like that:</text:h>
      <text:list xml:id="list1505202545593622756" text:style-name="L3">
        <text:list-item>
          <text:p text:style-name="P8"><text:span text:style-name="T3"><text:s/>Find a class that interests you (e.g. </text:span><text:span text:style-name="Source_20_Text"><text:span text:style-name="T3">button-style</text:span></text:span><text:span text:style-name="T3">)</text:span></text:p>
        </text:list-item>
        <text:list-item>
          <text:p text:style-name="P10"><text:span text:style-name="T3"><text:s/>Use the </text:span><text:span text:style-name="Strong_20_Emphasis"><text:span text:style-name="T3">class </text:span></text:span><text:span text:style-name="T3">by adding it on your HTML element (on the HTML file)</text:span></text:p>
        </text:list-item>
      </text:list>
      <text:p text:style-name="P16"><text:span text:style-name="Source_20_Text"><text:span text:style-name="T4">&lt;button class="button-style"&gt;Click Me!&lt;/button&gt;</text:span></text:span></text:p>
      <text:h text:style-name="P18" text:outline-level="3"><text:span text:style-name="T7">Deployment</text:span><text:span text:style-name="T3"><text:line-break/>Ulight is build to run on the most browsers and screens as possible.<text:line-break/></text:span><text:span text:style-name="Strong_20_Emphasis"><text:span text:style-name="T3">Compatibility </text:span></text:span><text:span text:style-name="T3">is really important for us and we work with the </text:span><text:span text:style-name="Strong_20_Emphasis"><text:span text:style-name="T3">most used technologies.</text:span></text:span></text:h>
      <text:h text:style-name="P15" text:outline-level="2"><text:bookmark text:name="user-content-built-with"/>Built With</text:h>
      <text:list xml:id="list6395271621008956277" text:style-name="L4">
        <text:list-item>
          <text:p text:style-name="P11"><text:span text:style-name="T9"><text:s/></text:span><text:span text:style-name="T10">Normalize.css</text:span></text:p>
        </text:list-item>
        <text:list-item>
          <text:p text:style-name="P11"><text:span text:style-name="T3"><text:s/>SASS</text:span></text:p>
        </text:list-item>
        <text:list-item>
          <text:p text:style-name="P11"><text:span text:style-name="T3"><text:s/>CSS Grid</text:span></text:p>
        </text:list-item>
      </text:list>
      <text:p text:style-name="P5"/>
      <text:p text:style-name="P5"/>
      <text:p text:style-name="P1"><text:span text:style-name="T11">Image =</text:span> <text:span text:style-name="T14">see the infographic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9:41:50.23</meta:creation-date>
    <dc:date>2018-01-20T20:20:37.47</dc:date>
    <meta:editing-duration>PT38M44S</meta:editing-duration>
    <meta:editing-cycles>10</meta:editing-cycles>
    <meta:generator>OpenOffice/4.1.4$Win32 OpenOffice.org_project/414m5$Build-9788</meta:generator>
    <meta:document-statistic meta:table-count="0" meta:image-count="0" meta:object-count="0" meta:page-count="2" meta:paragraph-count="40" meta:word-count="502" meta:character-count="2826"/>
  </office:meta>
</office:document-meta>
</file>